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2" style:family="paragraph" style:parent-style-name="Standard">
      <style:paragraph-properties fo:margin-left="0cm" fo:margin-right="0cm" fo:line-height="115%"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2pt" style:font-size-asian="12pt" style:font-size-complex="12pt"/>
    </style:style>
    <style:style style:name="P4"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5" style:family="paragraph" style:parent-style-name="Standard">
      <style:paragraph-properties fo:margin-left="0cm" fo:margin-right="0cm" fo:line-height="115%" fo:text-align="end" style:justify-single-word="false" fo:text-indent="1.27cm" style:auto-text-indent="false" fo:break-before="auto" fo:break-after="auto" style:writing-mode="lr-tb"/>
    </style:style>
    <style:style style:name="P6"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fo:font-size="12pt" style:font-size-asian="12pt" style:font-size-complex="12pt"/>
    </style:style>
    <style:style style:name="P7" style:family="paragraph" style:parent-style-name="Standard">
      <style:paragraph-properties fo:margin-left="0cm" fo:margin-right="0cm" fo:line-height="115%" fo:text-align="end" style:justify-single-word="false" fo:text-indent="1.27cm" style:auto-text-indent="false" fo:break-before="auto" fo:break-after="auto" style:writing-mode="lr-tb"/>
      <style:text-properties fo:font-size="12pt" style:font-size-asian="12pt" style:font-size-complex="12pt"/>
    </style:style>
    <style:style style:name="P8"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9" style:family="paragraph" style:parent-style-name="Standard">
      <style:paragraph-properties fo:margin-left="0cm" fo:margin-right="0cm" fo:line-height="115%" fo:text-align="end"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0" style:family="paragraph" style:parent-style-name="Standard">
      <style:paragraph-properties fo:margin-left="0cm" fo:margin-right="0cm" fo:line-height="115%"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1" style:family="paragraph" style:parent-style-name="Standard">
      <style:paragraph-properties fo:margin-left="0cm" fo:margin-right="0cm" fo:line-height="115%" fo:text-align="end" style:justify-single-word="false" fo:text-indent="1.27cm" style:auto-text-indent="false" fo:break-before="auto" fo:break-after="auto" style:writing-mode="lr-tb"/>
      <style:text-properties fo:font-style="italic" style:font-style-asian="italic" style:font-style-complex="italic"/>
    </style:style>
    <style:style style:name="P12" style:family="paragraph" style:parent-style-name="Standard">
      <style:paragraph-properties fo:margin-left="0cm" fo:margin-right="0cm" fo:margin-top="0cm" fo:margin-bottom="0.423cm" loext:contextual-spacing="false" fo:line-height="115%" fo:text-align="end" style:justify-single-word="false" fo:text-indent="1.27cm" style:auto-text-indent="false" fo:break-before="auto" fo:break-after="auto" style:writing-mode="lr-tb"/>
      <style:text-properties fo:font-size="12pt" style:font-size-asian="12pt" style:font-size-complex="12pt"/>
    </style:style>
    <style:style style:name="P13" style:family="paragraph" style:parent-style-name="Standard" style:master-page-name="Standard">
      <style:paragraph-properties fo:margin-left="0cm" fo:margin-right="0cm" fo:line-height="115%" fo:text-align="justify" style:justify-single-word="false" fo:text-indent="0cm" style:auto-text-indent="false" style:page-number="auto" fo:break-before="auto" fo:break-after="auto" style:writing-mode="lr-tb"/>
      <style:text-properties fo:font-size="12pt" style:font-size-asian="12pt" style:font-size-complex="12pt"/>
    </style:style>
    <style:style style:name="P1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font-size="12pt" style:font-size-asian="12pt" style:font-size-complex="12pt"/>
    </style:style>
    <style:style style:name="P15"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fo:font-size="12pt" style:font-size-asian="12pt" style:font-size-complex="12pt"/>
    </style:style>
    <style:style style:name="P16" style:family="paragraph" style:parent-style-name="Standard">
      <style:paragraph-properties fo:margin-left="0cm" fo:margin-right="0cm" fo:line-height="115%" fo:text-align="end"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7" style:family="paragraph">
      <style:paragraph-properties fo:margin-left="0cm" fo:margin-right="0cm" fo:margin-top="0cm" fo:margin-bottom="0cm" fo:line-height="100%" fo:text-align="start" fo:text-indent="0cm" style:writing-mode="lr-tb"/>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docs-internal-guid-858ea009-36d8-558a-aec5-d2441d214cb7"/><text:span text:style-name="T4">Kolejny fanfik spod</text:span> znaku grimdark z nielichą szczyptą postapo. Co to oznacza w praktyce? Srogą przemoc, świat ciemniejszy od dna Rowu Mariańskiego, wszechobecny brud, no i oczywiście zbydlęcenie oraz całkowitą degenerację kucykowego gatunku. Swoją drogą, przerażające, jak popularne są takie klimaty. To w końcu bajka dla małych dziewczynek.</text:p>
      <text:p text:style-name="P9"><text:s/></text:p>
      <text:p text:style-name="P3">Ale czym dokładnie jest „Ray of Hope”? Jak już wspominałem, to fanfik postapo, którego akcja toczy się w bliżej nieokreślonej przyszłości Equestrii, przez którą po raz kolejny przetoczyła się wojna. No to tak… Zebry? Były. Gyfy? Były. Bizony? Były. Molestia? Była. Ludzie? Byli. Kononowicz? Był. Więc co tym razem? Tak czy inaczej, Equestrię, jaką znamy z serialu szlag trafił, księżniczki zniknęły, a o magii przyjaźni lepiej nie wspominać.</text:p>
      <text:p text:style-name="P9"><text:s/></text:p>
      <text:p text:style-name="P1"><text:span text:style-name="T1">Co można o tym świecie powiedzieć? Jak jest przedstawiony? Czy czytając, czuć ten mrok i upadek krainy kolorowych taboretów? Cóż… Cytując klasyka: „No jak nie, jak tak!”. Akcja opowiadania ma swój początek w jednym z miast, które widzieliśmy w serialu, a które teraz urosło do całkiem sporych rozmiarów, dorobiło się swoich własnych slumsów i w miarę jak się w nie zagłębiamy, widzimy złodziei, pijaków, żebraków i tanie dziwki, czyli całą elitę cholernych slumsów. Ach, jak ja to lubię! Ale nie samym opisem tła człowiek żyje. Postać, której towarzyszymy (spokojnie, zaraz do niej dojdę) ma kontakt z różnymi indywiduami i szemranymi interesami. Oczywiście warto wspomnieć o murze oddzielającym slumsy od reszty miasta i o patrolach milicji uzbrojonych w broń palną z ostrą amunicją.</text:span><text:span text:style-name="T3"> </text:span></text:p>
      <text:p text:style-name="P6"/>
      <text:p text:style-name="P3">Nad tym grajdołkiem władzę sprawują tajemnicze Departamenty, które, nie oszukujmy się, są inspirowane Ministerstwami z Fallout: Equestria. W zasadzie, to „Ray of Hope” dużo zawdzięcza legendarnemu crossoverowi.</text:p>
      <text:p text:style-name="P9"><text:s/></text:p>
      <text:p text:style-name="P3">Żeby omówić fabułę, najpierw wypada powiedzieć co nieco o głównym bohaterze oraz jego sojusznikach i wrogach. Tutaj niestety zaczynają się zgrzyty tego opowiadania…</text:p>
      <text:p text:style-name="P9"><text:s/></text:p>
      <text:p text:style-name="P3">Protagonista. W każdym opowiadaniu jest inny, jego charakter, postawa, motywy itd. mogą być tak odmienne jak ogień i woda. Dawno minęła epoka bohaterów dobrych, praworządnych i sympatycznych (kwintesencja „Władcy Pierścieni” i „Hobbita”). Teraz raczej dominują odcienie szarości (NIE, nie chodzi mi o Christiana Greya). Bohater nie może być jednoznacznie dobry etc. Tak samo jak ostatnio przejawia się tendencja do robienia tzw. POV (Point Of View), co znaczy, że czytelnik powoli sam zaczyna wątpić, czy aby na pewno kibicuje odpowiedniej osobie…</text:p>
      <text:p text:style-name="P9"><text:s/></text:p>
      <text:p text:style-name="P1"><text:span text:style-name="T1">Omega postanowił wykreować na protagonistę swojego opowiadania antybohatera. To też lubiany motyw ostatnich lat. I tak poznajemy Grindea, kucoperza, który ma mroczną </text:span><text:soft-page-break/><text:span text:style-name="T1">przeszłość, jest twardy, ponury i zły! Nigdy się nie uśmiecha, a jego spojrzenie mrozi krew w żyłach!</text:span><text:span text:style-name="T3"> </text:span></text:p>
      <text:p text:style-name="P8"/>
      <text:p text:style-name="P15">A tak na poważnie, Grinder jest kucoperzem…</text:p>
      <text:p text:style-name="P10"/>
      <text:p text:style-name="P1"><text:span text:style-name="T1">Na poważnie, mówiłem! Em… Grinder jest kucoperzem, osobnikiem wyjętym spod prawa, o ewidentnie podejrzanej, mrocznej przeszłości. A czym się tak dokładnie zajmuje? Po lekturze można stwierdzić, że robotą najemnika, ale nie będzie to do końca prawdą. Co jest ważne? Nieważne. iż jest ponury, nie przejmuje się innymi i jest zwyczajnie negatywny (naprawdę, ciężko się w nim doszukiwać dobrych cech). Przecież wszyscy kochają „Tych Złych”. Joker? Darth Vader? Megatron? Można wymieniać w nieskończoność. Co jest więc nie tak z naszym kucoperzem? Ano to, że moim zdaniem, Omega nie przedstawił go tak, jak powinien. Dlaczego? Miał być antybohaterem. Postacią twardą, ponurą i groźną. Jednak… jest to nieco sztuczne. Prawdopodobnie zawiniła tu pierwszoosobowa narracja. Po prostu czytając myśli Grindera, jak to wszyscy boją się mu spojrzeć w oczy, </text:span><office:annotation><dc:date>0000-00-00T00:00:00</dc:date><text:p text:style-name="P17"><text:span text:style-name="T5">Nie łapię... Grinder myśli, że wszyscy boją się mu spojrzeć w oczy, lub (bo?) zabije (zabija?) rozmówcę?</text:span></text:p></office:annotation><office:annotation><dc:date>0000-00-00T00:00:00</dc:date><text:p text:style-name="P17"><text:span text:style-name="T5">Perspektywa jest pierwszoosobowa, więc wszelkie opisy są myślami Grindera.</text:span></text:p></office:annotation><text:span text:style-name="T1">lub zabije rozmówcę... Według mnie nie tak powinno budować się wizerunek postaci.</text:span></text:p>
      <text:p text:style-name="P9"><text:s/></text:p>
      <text:p text:style-name="P3">Nie pomagają też sceny ukazujące, jaki to prota… antybohater jest zajebisty. Chociażby pięciosekundowe obrobienie kieszonkowca albo całkowity brak strachu. Nie jest to Mary Sue, zapewniam. Ale po prostu… czuć pewną sztuczność. Grinder jest, krótko mówiąc, mało przekonywujący. Nie widać tego uroku, który ma, dajmy na to, Kratos.</text:p>
      <text:p text:style-name="P9"/>
      <text:p text:style-name="P2"><text:span text:style-name="T1">I to chyba największy grzech „Ray of Hope”</text:span><text:span text:style-name="T2">. </text:span><text:span text:style-name="T1">Ciężko polubić protagonistę.</text:span></text:p>
      <text:p text:style-name="P9"><text:s/></text:p>
      <text:p text:style-name="P3">No dobrze… sama fabuła toczy się właśnie wokół Grindera i opowiada o jego życiu najemnika tudzież płatnego zabójcy. Ciężko o niej opowiadać, gdyż fanfik jak na razie ma jedynie prolog i cztery rozdziały, ale spróbujemy. W zasadzie dotychczasową historię możemy rozbić na dwa segmenty: historię właściwą i prolog. Prolog ma miejsce 7 lat przed wydarzeniami z części faktycznej fanfika i przedstawia głównego (anty)bohatera oraz opowiada, jak poznał pewną klaczkę, o której zaraz wspomnę.</text:p>
      <text:p text:style-name="P9"><text:s/></text:p>
      <text:p text:style-name="P1"><text:span text:style-name="T1">Dalej, w rozdziale pierwszym, mamy napad na pociąg…</text:span><text:span text:style-name="T3"> </text:span></text:p>
      <text:p text:style-name="P4"><text:s/></text:p>
      <text:p text:style-name="P1"><text:span text:style-name="T1">A potem, jak to zwykle bywa, szlag trafia wszelkie plany i tu zaczynamy fabułę, którą w zasadzie mogę pochwalić, bo w powietrzu wyraźnie czuć głębszą intrygę, ale nie jest ona przewidywalna. Jeśli ktoś się wciągnie, to będzie chciał zmusić autora do pisania kolejnych rozdziałów. Tak, prawda, są tu elementy, które każdy dobrze zna. Ale czy naprawdę da się napisać i stworzyć coś, czego absolutnie nigdzie nie było? Ten mały grzeszek można „Ray of Hope” wybaczyć. Chociaż tu MUSZĘ ostrzec czytelników, że ze względu na… osobę antybohatera niektóre sceny czy wydarzenia mogą zrazić część </text:span><text:soft-page-break/><text:span text:style-name="T1">z nich. Tak, jest tu sporo przemocy. Tak, są tortury, porwania i przetrzymywanie wbrew woli, brak moralności czy poszanowania dla życia itd. I tak, taki jest protagonista.</text:span></text:p>
      <text:p text:style-name="P9"><text:s/></text:p>
      <text:p text:style-name="P3">Warto tu też słowem wspomnieć o innych, ważnych dla fabuły postaciach. Najbardziej podoba mi się Glimmer, wychowanka Grindera. Ona Omedze udała się wyśmienicie. Chciał przedstawić nastoletnią, roztrzepaną, nie do końca normalną klacz i zrobił to. Czuć jej autentyzm i naprawdę da się ją polubić, pomimo jej lekkomyślności oraz zaskakującej żądzy krwi.</text:p>
      <text:p text:style-name="P3"/>
      <text:p text:style-name="P3">Jedyna zebra przedstawiona w fanfiku nie jest, jak to przeważnie bywa, szamanem, mędrcem czy wróżbitą, a fałszerzem i pijakiem. W dodatku całkiem wiarygodnym. Niewiele można tutaj powiedzieć, może oprócz tego, że ma naprawdę mocną głowę!</text:p>
      <text:p text:style-name="P3"/>
      <text:p text:style-name="P3">I zostaje Silverheart… Tutaj nie powiem nic. To musicie przeczytać sami.</text:p>
      <text:p text:style-name="P9"><text:s/></text:p>
      <text:p text:style-name="P3">Ale tak chwalę i chwalę ten fanfik, a trzeba ponarzekać. Na co? Na nie do końca dopracowaną stronę techniczną. Brakujące przecinki i litery oraz literówki są bolesne dla delikatniejszego oka. Widać tu pewną niedokładność i pośpiech przy publikowaniu kolejnych rozdziałów. Na szczęście z czasem następuje niejaką poprawa, żal za grzechy i pokuta. Tak trzymać, Omega!</text:p>
      <text:p text:style-name="P9"><text:s/></text:p>
      <text:p text:style-name="P3">Podsumowując: „Ray of Hope” to kawał porządnego fanfika z mrocznym, ciężkim klimatem postapo i dystopii, któremu jednak nieco przeszkadza trudny do polubienia główny (anty)bohater. Strona techniczna wymaga drobnych poprawek, ale nie traktuje czytelnika niczym Grinder łącznika. Fabuła, a raczej jej początek, jest interesująca, tak samo bohaterowie. Chociaż nie zawsze w ten pozytywny sposób…</text:p>
      <text:p text:style-name="P9"><text:s/></text:p>
      <text:p text:style-name="P3">Tak czy siak, jeśli ktoś lubi mhroczne klimaty, to zdecydowanie mogę polecić „Ray of Hope”.</text:p>
      <text:p text:style-name="P12"/>
      <text:p text:style-name="P12"/>
      <text:p text:style-name="P7">Zodiak</text:p>
      <text:p text:style-name="P7"/>
      <text:p text:style-name="P9">http://www.deviantart.com/art/Spooky-Applejack-416646364</text:p>
      <text:p text:style-name="P7"/>
      <text:p text:style-name="P5"><text:a xlink:type="simple" xlink:href="http://www.gg.pl/dysk/0NF1ahtQlM-z0dF1ahtVKII/2ywdf7p.jpg" text:style-name="Internet_20_link" text:visited-style-name="Visited_20_Internet_20_Link">http</text:a><text:a xlink:type="simple" xlink:href="http://www.gg.pl/dysk/0NF1ahtQlM-z0dF1ahtVKII/2ywdf7p.jpg" text:style-name="Internet_20_link" text:visited-style-name="Visited_20_Internet_20_Link">://</text:a><text:a xlink:type="simple" xlink:href="http://www.gg.pl/dysk/0NF1ahtQlM-z0dF1ahtVKII/2ywdf7p.jpg" text:style-name="Internet_20_link" text:visited-style-name="Visited_20_Internet_20_Link">www</text:a><text:a xlink:type="simple" xlink:href="http://www.gg.pl/dysk/0NF1ahtQlM-z0dF1ahtVKII/2ywdf7p.jpg" text:style-name="Internet_20_link" text:visited-style-name="Visited_20_Internet_20_Link">.</text:a><text:a xlink:type="simple" xlink:href="http://www.gg.pl/dysk/0NF1ahtQlM-z0dF1ahtVKII/2ywdf7p.jpg" text:style-name="Internet_20_link" text:visited-style-name="Visited_20_Internet_20_Link">gg</text:a><text:a xlink:type="simple" xlink:href="http://www.gg.pl/dysk/0NF1ahtQlM-z0dF1ahtVKII/2ywdf7p.jpg" text:style-name="Internet_20_link" text:visited-style-name="Visited_20_Internet_20_Link">.</text:a><text:a xlink:type="simple" xlink:href="http://www.gg.pl/dysk/0NF1ahtQlM-z0dF1ahtVKII/2ywdf7p.jpg" text:style-name="Internet_20_link" text:visited-style-name="Visited_20_Internet_20_Link">pl</text:a><text:a xlink:type="simple" xlink:href="http://www.gg.pl/dysk/0NF1ahtQlM-z0dF1ahtVKII/2ywdf7p.jpg" text:style-name="Internet_20_link" text:visited-style-name="Visited_20_Internet_20_Link">/</text:a><text:a xlink:type="simple" xlink:href="http://www.gg.pl/dysk/0NF1ahtQlM-z0dF1ahtVKII/2ywdf7p.jpg" text:style-name="Internet_20_link" text:visited-style-name="Visited_20_Internet_20_Link">dysk</text:a><text:a xlink:type="simple" xlink:href="http://www.gg.pl/dysk/0NF1ahtQlM-z0dF1ahtVKII/2ywdf7p.jpg" text:style-name="Internet_20_link" text:visited-style-name="Visited_20_Internet_20_Link">/0</text:a><text:a xlink:type="simple" xlink:href="http://www.gg.pl/dysk/0NF1ahtQlM-z0dF1ahtVKII/2ywdf7p.jpg" text:style-name="Internet_20_link" text:visited-style-name="Visited_20_Internet_20_Link">NF</text:a><text:a xlink:type="simple" xlink:href="http://www.gg.pl/dysk/0NF1ahtQlM-z0dF1ahtVKII/2ywdf7p.jpg" text:style-name="Internet_20_link" text:visited-style-name="Visited_20_Internet_20_Link">1</text:a><text:a xlink:type="simple" xlink:href="http://www.gg.pl/dysk/0NF1ahtQlM-z0dF1ahtVKII/2ywdf7p.jpg" text:style-name="Internet_20_link" text:visited-style-name="Visited_20_Internet_20_Link">ahtQlM</text:a><text:a xlink:type="simple" xlink:href="http://www.gg.pl/dysk/0NF1ahtQlM-z0dF1ahtVKII/2ywdf7p.jpg" text:style-name="Internet_20_link" text:visited-style-name="Visited_20_Internet_20_Link">-</text:a><text:a xlink:type="simple" xlink:href="http://www.gg.pl/dysk/0NF1ahtQlM-z0dF1ahtVKII/2ywdf7p.jpg" text:style-name="Internet_20_link" text:visited-style-name="Visited_20_Internet_20_Link">z</text:a><text:a xlink:type="simple" xlink:href="http://www.gg.pl/dysk/0NF1ahtQlM-z0dF1ahtVKII/2ywdf7p.jpg" text:style-name="Internet_20_link" text:visited-style-name="Visited_20_Internet_20_Link">0</text:a><text:a xlink:type="simple" xlink:href="http://www.gg.pl/dysk/0NF1ahtQlM-z0dF1ahtVKII/2ywdf7p.jpg" text:style-name="Internet_20_link" text:visited-style-name="Visited_20_Internet_20_Link">dF</text:a><text:a xlink:type="simple" xlink:href="http://www.gg.pl/dysk/0NF1ahtQlM-z0dF1ahtVKII/2ywdf7p.jpg" text:style-name="Internet_20_link" text:visited-style-name="Visited_20_Internet_20_Link">1</text:a><text:a xlink:type="simple" xlink:href="http://www.gg.pl/dysk/0NF1ahtQlM-z0dF1ahtVKII/2ywdf7p.jpg" text:style-name="Internet_20_link" text:visited-style-name="Visited_20_Internet_20_Link">ahtVKII</text:a><text:a xlink:type="simple" xlink:href="http://www.gg.pl/dysk/0NF1ahtQlM-z0dF1ahtVKII/2ywdf7p.jpg" text:style-name="Internet_20_link" text:visited-style-name="Visited_20_Internet_20_Link">/2</text:a><text:a xlink:type="simple" xlink:href="http://www.gg.pl/dysk/0NF1ahtQlM-z0dF1ahtVKII/2ywdf7p.jpg" text:style-name="Internet_20_link" text:visited-style-name="Visited_20_Internet_20_Link">ywdf</text:a><text:a xlink:type="simple" xlink:href="http://www.gg.pl/dysk/0NF1ahtQlM-z0dF1ahtVKII/2ywdf7p.jpg" text:style-name="Internet_20_link" text:visited-style-name="Visited_20_Internet_20_Link">7</text:a><text:a xlink:type="simple" xlink:href="http://www.gg.pl/dysk/0NF1ahtQlM-z0dF1ahtVKII/2ywdf7p.jpg" text:style-name="Internet_20_link" text:visited-style-name="Visited_20_Internet_20_Link">p</text:a><text:a xlink:type="simple" xlink:href="http://www.gg.pl/dysk/0NF1ahtQlM-z0dF1ahtVKII/2ywdf7p.jpg" text:style-name="Internet_20_link" text:visited-style-name="Visited_20_Internet_20_Link">.</text:a><text:a xlink:type="simple" xlink:href="http://www.gg.pl/dysk/0NF1ahtQlM-z0dF1ahtVKII/2ywdf7p.jpg" text:style-name="Internet_20_link" text:visited-style-name="Visited_20_Internet_20_Link">jpg</text:a></text:p>
      <text:p text:style-name="P7"/>
      <text:p text:style-name="P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3</meta:editing-cycles>
    <dc:date>2015-01-29T18:58:57.215000000</dc:date>
    <meta:editing-duration>PT54S</meta:editing-duration>
    <meta:document-statistic meta:table-count="0" meta:image-count="0" meta:object-count="0" meta:page-count="3" meta:paragraph-count="36" meta:word-count="1033" meta:character-count="7062" meta:non-whitespace-character-count="6036"/>
  </office:meta>
</office:document-meta>
</file>